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ontrolUtils.getAccessibleControlFieldAnnotations( Class controlClientClass , ServletContext servlet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avaControlUtils.destroyControl( Object controlInsta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ControlUtils.uninitJavaControls( ServletContext servletContext , PageFlowManagedObject controlCli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vaControlUtils.initJavaControls( HttpServletRequest request , HttpServletResponse response , ServletContext servletContext , PageFlowManagedObject controlCli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